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9344" calcext:value-type="float">
            <text:p>24.46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30304" calcext:value-type="float">
            <text:p>24.53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64544" calcext:value-type="float">
            <text:p>24.16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4392" calcext:value-type="float">
            <text:p>23.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164" calcext:value-type="float">
            <text:p>24.55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6072" calcext:value-type="float">
            <text:p>23.43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9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33024" calcext:value-type="float">
            <text:p>23.43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9632" calcext:value-type="float">
            <text:p>23.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7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5728" calcext:value-type="float">
            <text:p>23.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6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6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924" calcext:value-type="float">
            <text:p>24.39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5376" calcext:value-type="float">
            <text:p>24.72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80952" calcext:value-type="float">
            <text:p>24.38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7464" calcext:value-type="float">
            <text:p>24.66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54688" calcext:value-type="float">
            <text:p>24.55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0072" calcext:value-type="float">
            <text:p>24.96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87632" calcext:value-type="float">
            <text:p>24.48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9072" calcext:value-type="float">
            <text:p>24.57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10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7136" calcext:value-type="float">
            <text:p>23.56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09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2868" calcext:value-type="float">
            <text:p>23.72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08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078" calcext:value-type="float">
            <text:p>24.30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0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53392" calcext:value-type="float">
            <text:p>24.85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06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68632" calcext:value-type="float">
            <text:p>24.86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0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61368" calcext:value-type="float">
            <text:p>24.66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0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5832" calcext:value-type="float">
            <text:p>24.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0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24208" calcext:value-type="float">
            <text:p>24.52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0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76152" calcext:value-type="float">
            <text:p>24.07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0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41456" calcext:value-type="float">
            <text:p>23.8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200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96448" calcext:value-type="float">
            <text:p>23.39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1999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5424" calcext:value-type="float">
            <text:p>23.58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1998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982" calcext:value-type="float">
            <text:p>23.69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095097328801</text:p>
          </table:table-cell>
          <table:table-cell office:value-type="string" calcext:value-type="string">
            <text:p>18N 2W 21DBAC1:G-060832</text:p>
          </table:table-cell>
          <table:table-cell office:value-type="string" calcext:value-type="string">
            <text:p>1997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6104" calcext:value-type="float">
            <text:p>23.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